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paragraph-rsid="001d120d"/>
    </style:style>
    <style:style style:name="P2" style:family="paragraph" style:parent-style-name="Standard">
      <style:text-properties officeooo:rsid="001ca59f" officeooo:paragraph-rsid="001ca59f"/>
    </style:style>
    <style:style style:name="P3" style:family="paragraph" style:parent-style-name="Standard">
      <style:text-properties officeooo:rsid="001ca59f" officeooo:paragraph-rsid="001dee00"/>
    </style:style>
    <style:style style:name="P4" style:family="paragraph" style:parent-style-name="Standard">
      <style:text-properties style:font-name="Courier" officeooo:rsid="001ca59f" officeooo:paragraph-rsid="001ca59f"/>
    </style:style>
    <style:style style:name="P5" style:family="paragraph" style:parent-style-name="Standard">
      <style:text-properties officeooo:rsid="001d7269" officeooo:paragraph-rsid="001d7269"/>
    </style:style>
    <style:style style:name="T1" style:family="text">
      <style:text-properties officeooo:rsid="001d120d"/>
    </style:style>
    <style:style style:name="T2" style:family="text">
      <style:text-properties style:font-name="Andale Mono"/>
    </style:style>
    <style:style style:name="T3" style:family="text">
      <style:text-properties officeooo:rsid="001d7269"/>
    </style:style>
    <style:style style:name="T4" style:family="text">
      <style:text-properties officeooo:rsid="001dee00"/>
    </style:style>
    <style:style style:name="T5" style:family="text">
      <style:text-properties officeooo:rsid="001dfa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You <text:span text:style-name="T5">must be</text:span> connected to the internet for this to work. <text:s/>Movies are looked up to verify the true title and year. <text:s/><text:span text:style-name="T4">Media Tool is not yet smart enough to know if there is enough room on the destination disk.</text:span></text:p>
      <text:p text:style-name="P5"/>
      <text:p text:style-name="P3">Download and install <text:span text:style-name="T3">the freely available and excellent </text:span><text:s/>Kodi from <text:a xlink:type="simple" xlink:href="https://kodi.tv/download/" text:style-name="Internet_20_link" text:visited-style-name="Visited_20_Internet_20_Link">https://kodi.tv/download/</text:a> </text:p>
      <text:p text:style-name="P2"/>
      <text:p text:style-name="P2">Use Kodi to add all your videos from all drives. <text:s/><text:span text:style-name="T4">It won’t move any files around, it simply collects meta-data from the internet to make sense of all the various files that make up your library.</text:span></text:p>
      <text:p text:style-name="P2"/>
      <text:p text:style-name="P2">Quit Kodi and save off the user data it created from your media library</text:p>
      <text:p text:style-name="P2"/>
      <text:p text:style-name="P2">Remove your user data from Kodi path and restart Kodi. <text:s/>It will be empty of course.</text:p>
      <text:p text:style-name="P2"/>
      <text:p text:style-name="P2">Use Kodi to add videos from the drive you want to import. <text:s/>Give it time to analyse everything</text:p>
      <text:p text:style-name="P2"/>
      <text:p text:style-name="P2">Run Media <text:s/>Tool to see what could be imported.</text:p>
      <text:p text:style-name="P2"/>
      <text:p text:style-name="P4"><text:span text:style-name="T2">mediatool.bat --library</text:span> /home/myuser/Desktop/kodi_lib –source /home/myuser/.kodi/ --reportOnly</text:p>
      <text:p text:style-name="P4"/>
      <text:p text:style-name="P4"><text:span text:style-name="T2">mediatool.bat --library</text:span> /home/myuser/Desktop/kodi_lib –source /home/myuser/.kodi/ --<text:span text:style-name="T1">dest /home/myuser/videos-from-north-star </text:span>--copy –nodvd</text:p>
      <text:p text:style-name="P4"/>
      <text:p text:style-name="Text_20_body">Put your original Kodi library back if you use Kodi for watching or searching your library</text:p>
      <text:p text:style-name="P4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paragraph-rsid="001d120d"/>
    </style:style>
    <style:style style:name="MT1" style:family="text">
      <style:text-properties officeooo:rsid="001d120d"/>
    </style:style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ovie Import <text:span text:style-name="MT1">with Media Too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7:48:59.269912000</meta:creation-date>
    <dc:date>2016-06-02T13:51:34.367927000</dc:date>
    <meta:editing-duration>PT13M51S</meta:editing-duration>
    <meta:editing-cycles>3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11" meta:word-count="185" meta:character-count="1135" meta:non-whitespace-character-count="958"/>
  </office:meta>
</office:document-meta>
</file>